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6900000065A73A2C38DE206C5E.png" manifest:media-type="image/png"/>
  <manifest:file-entry manifest:full-path="Pictures/100025E50000254700000A73FADAD88124BA07EE.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6"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7"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8"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29"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1"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2"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3"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4"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draw:opacity="100%" draw:opacity-name="Transparency_20_5"/>
      <style:paragraph-properties fo:text-align="center"/>
    </style:style>
    <style:style style:name="P17" style:family="paragraph">
      <loext:graphic-properties draw:fill="none" draw:fill-color="#ffffff"/>
      <style:text-properties fo:color="#ff950e" style:font-name="Trebuchet MS1" fo:font-size="13pt" fo:font-weight="bold" style:font-size-asian="13pt" style:font-weight-asian="bold" style:font-size-complex="13pt" style:font-weight-complex="bold"/>
    </style:style>
    <style:style style:name="P18" style:family="paragraph">
      <loext:graphic-properties draw:fill-color="#ffffff" draw:opacity="100%" draw:opacity-name="Transparency_20_6"/>
      <style:paragraph-properties fo:text-align="center"/>
    </style:style>
    <style:style style:name="P19" style:family="paragraph">
      <loext:graphic-properties draw:fill="none" draw:fill-color="#ffffff"/>
      <style:text-properties fo:color="#ff950e" style:font-name="Trebuchet MS1" fo:font-size="11.6999998092651pt" fo:font-weight="bold" style:font-size-asian="11.6999998092651pt" style:font-weight-asian="bold" style:font-size-complex="11.6999998092651pt" style:font-weight-complex="bold"/>
    </style:style>
    <style:style style:name="P20" style:family="paragraph">
      <style:paragraph-properties fo:text-align="center"/>
      <style:text-properties fo:font-size="11.6000003814697pt" fo:font-style="italic" fo:font-weight="bold" style:font-size-asian="11.6000003814697pt" style:font-style-asian="italic" style:font-weight-asian="bold" style:font-size-complex="11.6000003814697pt" style:font-style-complex="italic" style:font-weight-complex="bold"/>
    </style:style>
    <style:style style:name="P21" style:family="paragraph">
      <loext:graphic-properties draw:fill="none" draw:fill-color="#ffffff"/>
      <style:paragraph-properties fo:text-align="center"/>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weight="bold" style:font-size-asian="11.6000003814697pt" style:font-weight-asian="bold" style:font-size-complex="11.600000381469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5" draw:layer="layout" svg:width="2cm" svg:height="0.874cm" svg:x="17cm" svg:y="14.804cm">
                <draw:text-box>
                  <text:p><text:span text:style-name="T2">1.8</text:span></text:p>
                </draw:text-box>
              </draw:frame>
            </draw:g>
          </draw:g>
        </draw:g>
      </draw:page>
      <draw:page draw:name="page2" draw:style-name="dp1" draw:master-page-name="Default">
        <draw:g>
          <draw:g>
            <draw:polygon draw:style-name="gr25" draw:text-style-name="P10" draw:layer="layout" svg:width="0.599cm" svg:height="0.699cm" draw:transform="rotate (-3.14159265358979) translate (2.715cm 4.1cm)" svg:viewBox="0 0 600 700" draw:points="500,500 600,500 600,700 0,700 0,500 100,500 100,400 0,400 0,0 600,0 600,400 500,400">
              <text:p/>
            </draw:polygon>
            <draw:polyline draw:style-name="gr26" draw:text-style-name="P14" draw:layer="layout" svg:width="4.184cm" svg:height="0.799cm" svg:x="2.415cm" svg:y="2.9cm" svg:viewBox="0 0 4185 800" draw:points="0,600 619,600 885,800 2085,800 3155,0 4185,0">
              <text:p/>
            </draw:polyline>
            <draw:polyline draw:style-name="gr26" draw:text-style-name="P14" draw:layer="layout" svg:width="3.984cm" svg:height="0.599cm" svg:x="2.415cm" svg:y="3.9cm" svg:viewBox="0 0 3985 600" draw:points="0,0 385,0 1185,600 3985,600">
              <text:p/>
            </draw:polyline>
            <draw:polygon draw:style-name="gr27" draw:text-style-name="P11" draw:layer="layout" svg:width="0.599cm" svg:height="0.699cm" draw:transform="rotate (-3.14159265358979) translate (4.2cm 4.3cm)" svg:viewBox="0 0 600 700" draw:points="500,500 600,500 600,700 0,700 0,500 100,500 100,400 0,400 0,0 600,0 600,400 500,400">
              <text:p/>
            </draw:polygon>
            <draw:polyline draw:style-name="gr26" draw:text-style-name="P14" draw:layer="layout" svg:width="2.484cm" svg:height="0.199cm" svg:x="3.915cm" svg:y="4.1cm" svg:viewBox="0 0 2485 200" draw:points="0,0 585,0 851,200 2485,200">
              <text:p/>
            </draw:polyline>
            <draw:polygon draw:style-name="gr27" draw:text-style-name="P11" draw:layer="layout" svg:width="0.599cm" svg:height="0.699cm" draw:transform="rotate (-3.14159265358979) translate (5.7cm 4.6cm)" svg:viewBox="0 0 600 700" draw:points="500,500 600,500 600,700 0,700 0,500 100,500 100,400 0,400 0,0 600,0 600,400 500,400">
              <text:p/>
            </draw:polygon>
            <draw:polyline draw:style-name="gr26" draw:text-style-name="P14" draw:layer="layout" svg:width="1.184cm" svg:height="0.299cm" svg:x="5.4cm" svg:y="3.7cm" svg:viewBox="0 0 1185 300" draw:points="0,300 485,300 885,0 1185,0">
              <text:p/>
            </draw:polyline>
            <draw:polygon draw:style-name="gr27" draw:text-style-name="P11" draw:layer="layout" svg:width="0.499cm" svg:height="0.699cm" draw:transform="rotate (-3.14159265358979) translate (6.5cm 3.5cm)" svg:viewBox="0 0 500 700" draw:points="400,500 500,500 500,700 0,700 0,0 500,0 500,400 400,400">
              <text:p/>
            </draw:polygon>
            <draw:polyline draw:style-name="gr28" draw:text-style-name="P6" draw:layer="layout" svg:width="5.099cm" svg:height="0.883cm" svg:x="1.3cm" svg:y="3.8cm" svg:viewBox="0 0 5100 884" draw:points="0,0 200,0 872,500 1500,500 2015,883 5100,884">
              <text:p/>
            </draw:polyline>
            <draw:polyline draw:style-name="gr28" draw:text-style-name="P6" draw:layer="layout" svg:width="2.499cm" svg:height="0.799cm" svg:x="1.1cm" svg:y="4.4cm" svg:viewBox="0 0 2500 800" draw:points="0,0 900,0 1171,200 1700,200 2500,800">
              <text:p/>
            </draw:polyline>
            <draw:polygon draw:style-name="gr27"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29" draw:text-style-name="P16"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7" draw:layer="layout" svg:width="2cm" svg:height="0.874cm" svg:x="3.9cm" svg:y="3.204cm">
                <draw:text-box>
                  <text:p><text:span text:style-name="T2">1.8</text:span><text:span text:style-name="T3"> </text:span><text:span text:style-name="T2">M1</text:span></text:p>
                </draw:text-box>
              </draw:frame>
            </draw:g>
          </draw:g>
        </draw:g>
        <draw:g>
          <draw:g>
            <draw:polygon draw:style-name="gr25" draw:text-style-name="P10" draw:layer="layout" svg:width="0.599cm" svg:height="0.699cm" draw:transform="rotate (-3.14159265358979) translate (8.3cm 3.8cm)" svg:viewBox="0 0 600 700" draw:points="500,500 600,500 600,700 0,700 0,500 100,500 100,400 0,400 0,0 600,0 600,400 500,400">
              <text:p/>
            </draw:polygon>
            <draw:polyline draw:style-name="gr26" draw:text-style-name="P14" draw:layer="layout" svg:width="5.299cm" svg:height="0.299cm" svg:x="7.1cm" svg:y="3.2cm" svg:viewBox="0 0 5300 300" draw:points="0,0 1500,0 1900,300 4200,300 4600,0 5300,0">
              <text:p/>
            </draw:polyline>
            <draw:polyline draw:style-name="gr26" draw:text-style-name="P14" draw:layer="layout" svg:width="4.199cm" svg:height="0.899cm" svg:x="8cm" svg:y="3.6cm" svg:viewBox="0 0 4200 900" draw:points="0,0 400,0 1600,900 4200,900">
              <text:p/>
            </draw:polyline>
            <draw:polygon draw:style-name="gr27" draw:text-style-name="P11" draw:layer="layout" svg:width="0.599cm" svg:height="0.699cm" draw:transform="rotate (-3.14159265358979) translate (10cm 4.1cm)" svg:viewBox="0 0 600 700" draw:points="500,500 600,500 600,700 0,700 0,500 100,500 100,400 0,400 0,0 600,0 600,400 500,400">
              <text:p/>
            </draw:polygon>
            <draw:polyline draw:style-name="gr26" draw:text-style-name="P14" draw:layer="layout" svg:width="2.499cm" svg:height="0.299cm" svg:x="9.7cm" svg:y="4cm" svg:viewBox="0 0 2500 300" draw:points="0,0 500,0 900,300 2500,300">
              <text:p/>
            </draw:polyline>
            <draw:polygon draw:style-name="gr27" draw:text-style-name="P11" draw:layer="layout" svg:width="0.599cm" svg:height="0.699cm" draw:transform="rotate (-3.14159265358979) translate (11.5cm 4.6cm)" svg:viewBox="0 0 600 700" draw:points="500,500 600,500 600,700 0,700 0,500 100,500 100,400 0,400 0,0 600,0 600,400 500,400">
              <text:p/>
            </draw:polygon>
            <draw:polygon draw:style-name="gr27" draw:text-style-name="P11" draw:layer="layout" svg:width="0.499cm" svg:height="0.699cm" draw:transform="rotate (-3.14159265358979) translate (12.3cm 3.8cm)" svg:viewBox="0 0 500 700" draw:points="400,500 500,500 500,700 0,700 0,0 500,0 500,400 400,400">
              <text:p/>
            </draw:polygon>
            <draw:polyline draw:style-name="gr28" draw:text-style-name="P6" draw:layer="layout" svg:width="5.099cm" svg:height="0.883cm" svg:x="7.1cm" svg:y="3.8cm" svg:viewBox="0 0 5100 884" draw:points="0,0 200,0 741,402 1400,400 2015,883 5100,884">
              <text:p/>
            </draw:polyline>
            <draw:polyline draw:style-name="gr28" draw:text-style-name="P6" draw:layer="layout" svg:width="2.499cm" svg:height="0.799cm" svg:x="6.9cm" svg:y="4.4cm" svg:viewBox="0 0 2500 800" draw:points="0,0 900,0 1171,200 1700,200 2500,800">
              <text:p/>
            </draw:polyline>
            <draw:polygon draw:style-name="gr27"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0" draw:text-style-name="P16"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7" draw:layer="layout" svg:width="2cm" svg:height="0.874cm" svg:x="9.7cm" svg:y="2.759cm">
                <draw:text-box>
                  <text:p><text:span text:style-name="T2">1.8</text:span><text:span text:style-name="T3"> </text:span><text:span text:style-name="T2">M1</text:span></text:p>
                </draw:text-box>
              </draw:frame>
            </draw:g>
          </draw:g>
        </draw:g>
        <draw:g>
          <draw:g>
            <draw:polyline draw:style-name="gr26" draw:text-style-name="P14" draw:layer="layout" svg:width="5.299cm" svg:height="0.299cm" svg:x="7.1cm" svg:y="7.5cm" svg:viewBox="0 0 5300 300" draw:points="0,100 1400,100 1669,300 4200,300 4600,0 5300,0">
              <text:p/>
            </draw:polyline>
            <draw:polygon draw:style-name="gr27" draw:text-style-name="P11" draw:layer="layout" svg:width="0.599cm" svg:height="0.699cm" draw:transform="rotate (-3.14159265358979) translate (8.3cm 8.2cm)" svg:viewBox="0 0 600 700" draw:points="500,500 600,500 600,700 0,700 0,500 100,500 100,400 0,400 0,0 600,0 600,400 500,400">
              <text:p/>
            </draw:polygon>
            <draw:polyline draw:style-name="gr26" draw:text-style-name="P14" draw:layer="layout" svg:width="4.199cm" svg:height="0.599cm" svg:x="8cm" svg:y="8cm" svg:viewBox="0 0 4200 600" draw:points="0,0 500,0 1300,600 4200,600">
              <text:p/>
            </draw:polyline>
            <draw:polygon draw:style-name="gr27" draw:text-style-name="P11" draw:layer="layout" svg:width="0.599cm" svg:height="0.699cm" draw:transform="rotate (-3.14159265358979) translate (10cm 8.4cm)" svg:viewBox="0 0 600 700" draw:points="500,500 600,500 600,700 0,700 0,500 100,500 100,400 0,400 0,0 600,0 600,400 500,400">
              <text:p/>
            </draw:polygon>
            <draw:polyline draw:style-name="gr26" draw:text-style-name="P14" draw:layer="layout" svg:width="2.499cm" svg:height="0.299cm" svg:x="9.7cm" svg:y="8.1cm" svg:viewBox="0 0 2500 300" draw:points="0,0 500,0 900,300 2500,300">
              <text:p/>
            </draw:polyline>
            <draw:polygon draw:style-name="gr27" draw:text-style-name="P11" draw:layer="layout" svg:width="0.599cm" svg:height="0.699cm" draw:transform="rotate (-3.14159265358979) translate (11.5cm 8.7cm)" svg:viewBox="0 0 600 700" draw:points="500,500 600,500 600,700 0,700 0,500 100,500 100,400 0,400 0,0 600,0 600,400 500,400">
              <text:p/>
            </draw:polygon>
            <draw:polygon draw:style-name="gr27" draw:text-style-name="P11" draw:layer="layout" svg:width="0.499cm" svg:height="0.699cm" draw:transform="rotate (-3.14159265358979) translate (12.3cm 8.1cm)" svg:viewBox="0 0 500 700" draw:points="400,500 500,500 500,700 0,700 0,0 500,0 500,400 400,400">
              <text:p/>
            </draw:polygon>
            <draw:polyline draw:style-name="gr28" draw:text-style-name="P6" draw:layer="layout" svg:width="5.099cm" svg:height="0.783cm" svg:x="7.1cm" svg:y="8cm" svg:viewBox="0 0 5100 784" draw:points="0,0 200,0 600,300 1400,300 2015,783 5100,784">
              <text:p/>
            </draw:polyline>
            <draw:polyline draw:style-name="gr28" draw:text-style-name="P6" draw:layer="layout" svg:width="2.499cm" svg:height="0.799cm" svg:x="6.9cm" svg:y="8.5cm" svg:viewBox="0 0 2500 800" draw:points="0,0 900,0 1171,200 1700,200 2500,800">
              <text:p/>
            </draw:polyline>
            <draw:polygon draw:style-name="gr27"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1" draw:text-style-name="P18"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7" draw:layer="layout" svg:width="2cm" svg:height="0.874cm" svg:x="9.7cm" svg:y="7.059cm">
                <draw:text-box>
                  <text:p><text:span text:style-name="T2">1.8</text:span><text:span text:style-name="T3"> </text:span><text:span text:style-name="T2">M1</text:span></text:p>
                </draw:text-box>
              </draw:frame>
            </draw:g>
          </draw:g>
        </draw:g>
        <draw:g>
          <draw:g>
            <draw:polyline draw:style-name="gr26" draw:text-style-name="P14" draw:layer="layout" svg:width="5.299cm" svg:height="0.199cm" svg:x="12.8cm" svg:y="7.6cm" svg:viewBox="0 0 5300 200" draw:points="0,0 1400,0 1669,200 4333,200 4600,0 5300,0">
              <text:p/>
            </draw:polyline>
            <draw:polygon draw:style-name="gr27" draw:text-style-name="P11" draw:layer="layout" svg:width="0.599cm" svg:height="0.699cm" draw:transform="rotate (-3.14159265358979) translate (14cm 8.2cm)" svg:viewBox="0 0 600 700" draw:points="500,500 600,500 600,700 0,700 0,500 100,500 100,400 0,400 0,0 600,0 600,400 500,400">
              <text:p/>
            </draw:polygon>
            <draw:polyline draw:style-name="gr26" draw:text-style-name="P14" draw:layer="layout" svg:width="4.199cm" svg:height="0.599cm" svg:x="13.7cm" svg:y="8cm" svg:viewBox="0 0 4200 600" draw:points="0,0 500,0 1300,600 4200,600">
              <text:p/>
            </draw:polyline>
            <draw:polygon draw:style-name="gr27" draw:text-style-name="P11" draw:layer="layout" svg:width="0.599cm" svg:height="0.699cm" draw:transform="rotate (-3.14159265358979) translate (15.7cm 8.4cm)" svg:viewBox="0 0 600 700" draw:points="500,500 600,500 600,700 0,700 0,500 100,500 100,400 0,400 0,0 600,0 600,400 500,400">
              <text:p/>
            </draw:polygon>
            <draw:polyline draw:style-name="gr26" draw:text-style-name="P14" draw:layer="layout" svg:width="2.499cm" svg:height="0.299cm" svg:x="15.4cm" svg:y="8.1cm" svg:viewBox="0 0 2500 300" draw:points="0,0 500,0 900,300 2500,300">
              <text:p/>
            </draw:polyline>
            <draw:polygon draw:style-name="gr27" draw:text-style-name="P11" draw:layer="layout" svg:width="0.599cm" svg:height="0.699cm" draw:transform="rotate (-3.14159265358979) translate (17.2cm 8.7cm)" svg:viewBox="0 0 600 700" draw:points="500,500 600,500 600,700 0,700 0,500 100,500 100,400 0,400 0,0 600,0 600,400 500,400">
              <text:p/>
            </draw:polygon>
            <draw:polygon draw:style-name="gr27" draw:text-style-name="P11" draw:layer="layout" svg:width="0.499cm" svg:height="0.699cm" draw:transform="rotate (-3.14159265358979) translate (18cm 8.2cm)" svg:viewBox="0 0 500 700" draw:points="400,500 500,500 500,700 0,700 0,0 500,0 500,400 400,400">
              <text:p/>
            </draw:polygon>
            <draw:polyline draw:style-name="gr28" draw:text-style-name="P6" draw:layer="layout" svg:width="5.099cm" svg:height="0.783cm" svg:x="12.8cm" svg:y="8cm" svg:viewBox="0 0 5100 784" draw:points="0,0 200,0 600,300 1400,300 2015,783 5100,784">
              <text:p/>
            </draw:polyline>
            <draw:polyline draw:style-name="gr28" draw:text-style-name="P6" draw:layer="layout" svg:width="2.499cm" svg:height="0.799cm" svg:x="12.6cm" svg:y="8.5cm" svg:viewBox="0 0 2500 800" draw:points="0,0 900,0 1171,200 1700,200 2500,800">
              <text:p/>
            </draw:polyline>
            <draw:polygon draw:style-name="gr27"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0" draw:text-style-name="P16"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7" draw:layer="layout" svg:width="2cm" svg:height="0.874cm" svg:x="15.4cm" svg:y="7.059cm">
                <draw:text-box>
                  <text:p><text:span text:style-name="T2">1.8</text:span><text:span text:style-name="T3"> </text:span><text:span text:style-name="T2">M1</text:span></text:p>
                </draw:text-box>
              </draw:frame>
            </draw:g>
          </draw:g>
        </draw:g>
        <draw:g>
          <draw:g>
            <draw:polygon draw:style-name="gr27" draw:text-style-name="P11" draw:layer="layout" svg:width="0.499cm" svg:height="0.699cm" draw:transform="rotate (-3.14159265358979) translate (18cm 12.3cm)" svg:viewBox="0 0 500 700" draw:points="400,500 500,500 500,700 0,700 0,0 500,0 500,400 400,400">
              <text:p/>
            </draw:polygon>
            <draw:polyline draw:style-name="gr26" draw:text-style-name="P14" draw:layer="layout" svg:width="4.899cm" svg:height="0.199cm" svg:x="12.8cm" svg:y="11.7cm" svg:viewBox="0 0 4900 200" draw:points="0,0 1400,0 1669,200 4333,200 4600,0 4900,0">
              <text:p/>
            </draw:polyline>
            <draw:polygon draw:style-name="gr27" draw:text-style-name="P11" draw:layer="layout" svg:width="0.599cm" svg:height="0.699cm" draw:transform="rotate (-3.14159265358979) translate (14cm 12.3cm)" svg:viewBox="0 0 600 700" draw:points="500,500 600,500 600,700 0,700 0,500 100,500 100,400 0,400 0,0 600,0 600,400 500,400">
              <text:p/>
            </draw:polygon>
            <draw:polyline draw:style-name="gr26" draw:text-style-name="P14" draw:layer="layout" svg:width="4.199cm" svg:height="0.599cm" svg:x="13.7cm" svg:y="12.1cm" svg:viewBox="0 0 4200 600" draw:points="0,0 500,0 1300,600 4200,600">
              <text:p/>
            </draw:polyline>
            <draw:polygon draw:style-name="gr27" draw:text-style-name="P11" draw:layer="layout" svg:width="0.599cm" svg:height="0.699cm" draw:transform="rotate (-3.14159265358979) translate (15.7cm 12.5cm)" svg:viewBox="0 0 600 700" draw:points="500,500 600,500 600,700 0,700 0,500 100,500 100,400 0,400 0,0 600,0 600,400 500,400">
              <text:p/>
            </draw:polygon>
            <draw:polyline draw:style-name="gr26" draw:text-style-name="P14" draw:layer="layout" svg:width="2.499cm" svg:height="0.299cm" svg:x="15.4cm" svg:y="12.2cm" svg:viewBox="0 0 2500 300" draw:points="0,0 500,0 900,300 2500,300">
              <text:p/>
            </draw:polyline>
            <draw:polygon draw:style-name="gr27" draw:text-style-name="P11" draw:layer="layout" svg:width="0.599cm" svg:height="0.699cm" draw:transform="rotate (-3.14159265358979) translate (17.2cm 12.8cm)" svg:viewBox="0 0 600 700" draw:points="500,500 600,500 600,700 0,700 0,500 100,500 100,400 0,400 0,0 600,0 600,400 500,400">
              <text:p/>
            </draw:polygon>
            <draw:polyline draw:style-name="gr28" draw:text-style-name="P6" draw:layer="layout" svg:width="5.099cm" svg:height="0.783cm" svg:x="12.8cm" svg:y="12.1cm" svg:viewBox="0 0 5100 784" draw:points="0,0 200,0 600,300 1400,300 2015,783 5100,784">
              <text:p/>
            </draw:polyline>
            <draw:polyline draw:style-name="gr28" draw:text-style-name="P6" draw:layer="layout" svg:width="2.499cm" svg:height="0.799cm" svg:x="12.6cm" svg:y="12.6cm" svg:viewBox="0 0 2500 800" draw:points="0,0 900,0 1171,200 1700,200 2500,800">
              <text:p/>
            </draw:polyline>
            <draw:polygon draw:style-name="gr27" draw:text-style-name="P11" draw:layer="layout" svg:width="0.599cm" svg:height="0.699cm" draw:transform="rotate (-3.14159265358979) translate (13.3cm 13.2cm)" svg:viewBox="0 0 600 700" draw:points="500,500 600,500 600,700 0,700 0,500 100,500 100,400 0,400 0,0 600,0 600,400 500,400">
              <text:p/>
            </draw:polygon>
            <draw:line draw:style-name="gr32" draw:text-style-name="P6" draw:layer="layout" svg:x1="18.1cm" svg:y1="11.6cm" svg:x2="18cm" svg:y2="11.6cm">
              <text:p/>
            </draw:line>
          </draw:g>
          <draw:custom-shape draw:style-name="gr30" draw:text-style-name="P16"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9" draw:text-style-name="P17" draw:layer="layout" svg:width="2cm" svg:height="0.874cm" svg:x="15.4cm" svg:y="11.159cm">
                <draw:text-box>
                  <text:p><text:span text:style-name="T2">1.8</text:span><text:span text:style-name="T3"> </text:span><text:span text:style-name="T2">M1</text:span></text:p>
                </draw:text-box>
              </draw:frame>
            </draw:g>
          </draw:g>
        </draw:g>
        <draw:g>
          <draw:g>
            <draw:polygon draw:style-name="gr27" draw:text-style-name="P11" draw:layer="layout" svg:width="0.499cm" svg:height="0.699cm" draw:transform="rotate (-3.14159265358979) translate (18cm 16.5cm)" svg:viewBox="0 0 500 700" draw:points="400,500 500,500 500,700 0,700 0,0 500,0 500,400 400,400">
              <text:p/>
            </draw:polygon>
            <draw:polyline draw:style-name="gr26" draw:text-style-name="P14" draw:layer="layout" svg:width="4.899cm" svg:height="0.499cm" svg:x="12.8cm" svg:y="15.6cm" svg:viewBox="0 0 4900 500" draw:points="0,0 300,0 700,300 1800,300 2065,500 4333,500 4600,300 4900,300">
              <text:p/>
            </draw:polyline>
            <draw:polygon draw:style-name="gr27" draw:text-style-name="P11" draw:layer="layout" svg:width="0.599cm" svg:height="0.699cm" draw:transform="rotate (-3.14159265358979) translate (14.42cm 16.5cm)" svg:viewBox="0 0 600 700" draw:points="500,500 600,500 600,700 0,700 0,500 100,500 100,400 0,400 0,0 600,0 600,400 500,400">
              <text:p/>
            </draw:polygon>
            <draw:polyline draw:style-name="gr26" draw:text-style-name="P14" draw:layer="layout" svg:width="3.899cm" svg:height="0.599cm" svg:x="14.1cm" svg:y="16.3cm" svg:viewBox="0 0 3900 600" draw:points="0,0 500,0 1300,600 3900,600">
              <text:p/>
            </draw:polyline>
            <draw:polygon draw:style-name="gr27" draw:text-style-name="P11" draw:layer="layout" svg:width="0.599cm" svg:height="0.699cm" draw:transform="rotate (-3.14159265358979) translate (16cm 16.7cm)" svg:viewBox="0 0 600 700" draw:points="500,500 600,500 600,700 0,700 0,500 100,500 100,400 0,400 0,0 600,0 600,400 500,400">
              <text:p/>
            </draw:polygon>
            <draw:polyline draw:style-name="gr26" draw:text-style-name="P14" draw:layer="layout" svg:width="2.499cm" svg:height="0.299cm" svg:x="15.6cm" svg:y="16.4cm" svg:viewBox="0 0 2500 300" draw:points="0,0 500,0 900,300 2500,300">
              <text:p/>
            </draw:polyline>
            <draw:polygon draw:style-name="gr27" draw:text-style-name="P11" draw:layer="layout" svg:width="0.599cm" svg:height="0.699cm" draw:transform="rotate (-3.14159265358979) translate (17.2cm 17cm)" svg:viewBox="0 0 600 700" draw:points="500,500 600,500 600,700 0,700 0,500 100,500 100,400 0,400 0,0 600,0 600,400 500,400">
              <text:p/>
            </draw:polygon>
            <draw:polyline draw:style-name="gr28" draw:text-style-name="P6" draw:layer="layout" svg:width="5.099cm" svg:height="0.883cm" svg:x="12.8cm" svg:y="16.2cm" svg:viewBox="0 0 5100 884" draw:points="0,0 285,0 1019,550 1800,550 2246,884 5100,884">
              <text:p/>
            </draw:polyline>
            <draw:polyline draw:style-name="gr28" draw:text-style-name="P6" draw:layer="layout" svg:width="2.619cm" svg:height="0.799cm" svg:x="12.6cm" svg:y="16.8cm" svg:viewBox="0 0 2620 800" draw:points="0,0 952,0 1219,200 1822,200 2620,800">
              <text:p/>
            </draw:polyline>
            <draw:polygon draw:style-name="gr27"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0" draw:text-style-name="P16"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7" draw:layer="layout" svg:width="2cm" svg:height="0.874cm" svg:x="15.385cm" svg:y="15.253cm">
                <draw:text-box>
                  <text:p><text:span text:style-name="T2">1.8</text:span><text:span text:style-name="T3"> </text:span><text:span text:style-name="T2">M1</text:span></text:p>
                </draw:text-box>
              </draw:frame>
            </draw:g>
          </draw:g>
        </draw:g>
        <draw:g>
          <draw:g>
            <draw:polygon draw:style-name="gr27" draw:text-style-name="P11" draw:layer="layout" svg:width="0.499cm" svg:height="0.699cm" draw:transform="rotate (-3.14159265358979) translate (18cm 20.6cm)" svg:viewBox="0 0 500 700" draw:points="400,500 500,500 500,700 0,700 0,0 500,0 500,400 400,400">
              <text:p/>
            </draw:polygon>
            <draw:polyline draw:style-name="gr26" draw:text-style-name="P14" draw:layer="layout" svg:width="4.982cm" svg:height="0.714cm" svg:x="12.717cm" svg:y="19.485cm" svg:viewBox="0 0 4983 715" draw:points="0,0 683,515 1883,515 2148,715 4416,715 4683,515 4983,515">
              <text:p/>
            </draw:polyline>
            <draw:polygon draw:style-name="gr27" draw:text-style-name="P11" draw:layer="layout" svg:width="0.599cm" svg:height="0.699cm" draw:transform="rotate (-3.14159265358979) translate (14.42cm 20.6cm)" svg:viewBox="0 0 600 700" draw:points="500,500 600,500 600,700 0,700 0,500 100,500 100,400 0,400 0,0 600,0 600,400 500,400">
              <text:p/>
            </draw:polygon>
            <draw:polyline draw:style-name="gr26" draw:text-style-name="P14" draw:layer="layout" svg:width="3.899cm" svg:height="0.599cm" svg:x="14.1cm" svg:y="20.4cm" svg:viewBox="0 0 3900 600" draw:points="0,0 500,0 1300,600 3900,600">
              <text:p/>
            </draw:polyline>
            <draw:polygon draw:style-name="gr27" draw:text-style-name="P11" draw:layer="layout" svg:width="0.599cm" svg:height="0.699cm" draw:transform="rotate (-3.14159265358979) translate (16cm 20.8cm)" svg:viewBox="0 0 600 700" draw:points="500,500 600,500 600,700 0,700 0,500 100,500 100,400 0,400 0,0 600,0 600,400 500,400">
              <text:p/>
            </draw:polygon>
            <draw:polyline draw:style-name="gr26" draw:text-style-name="P14" draw:layer="layout" svg:width="2.499cm" svg:height="0.299cm" svg:x="15.6cm" svg:y="20.5cm" svg:viewBox="0 0 2500 300" draw:points="0,0 500,0 900,300 2500,300">
              <text:p/>
            </draw:polyline>
            <draw:polygon draw:style-name="gr27" draw:text-style-name="P11" draw:layer="layout" svg:width="0.599cm" svg:height="0.699cm" draw:transform="rotate (-3.14159265358979) translate (17.2cm 21.1cm)" svg:viewBox="0 0 600 700" draw:points="500,500 600,500 600,700 0,700 0,500 100,500 100,400 0,400 0,0 600,0 600,400 500,400">
              <text:p/>
            </draw:polygon>
            <draw:polyline draw:style-name="gr28" draw:text-style-name="P6" draw:layer="layout" svg:width="5.099cm" svg:height="0.883cm" svg:x="12.8cm" svg:y="20.3cm" svg:viewBox="0 0 5100 884" draw:points="0,0 285,0 1019,550 1800,550 2246,884 5100,884">
              <text:p/>
            </draw:polyline>
            <draw:polyline draw:style-name="gr28" draw:text-style-name="P6" draw:layer="layout" svg:width="2.619cm" svg:height="0.799cm" svg:x="12.6cm" svg:y="20.9cm" svg:viewBox="0 0 2620 800" draw:points="0,0 952,0 1219,200 1822,200 2620,800">
              <text:p/>
            </draw:polyline>
            <draw:polygon draw:style-name="gr27"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0" draw:text-style-name="P16"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7" draw:layer="layout" svg:width="2cm" svg:height="0.874cm" svg:x="15.385cm" svg:y="19.353cm">
                <draw:text-box>
                  <text:p><text:span text:style-name="T2">1.8</text:span><text:span text:style-name="T3"> </text:span><text:span text:style-name="T2">M1</text:span></text:p>
                </draw:text-box>
              </draw:frame>
            </draw:g>
          </draw:g>
        </draw:g>
      </draw:page>
      <draw:page draw:name="page3" draw:style-name="dp1" draw:master-page-name="Default">
        <draw:g>
          <draw:g>
            <draw:polygon draw:style-name="gr27" draw:text-style-name="P11" draw:layer="layout" svg:width="0.499cm" svg:height="0.699cm" draw:transform="rotate (-3.14159265358979) translate (6.4cm 3.8cm)" svg:viewBox="0 0 500 700" draw:points="400,500 500,500 500,700 0,700 0,0 500,0 500,400 400,400">
              <text:p/>
            </draw:polygon>
            <draw:polyline draw:style-name="gr26" draw:text-style-name="P14" draw:layer="layout" svg:width="4.899cm" svg:height="0.499cm" svg:x="1.2cm" svg:y="2.9cm" svg:viewBox="0 0 4900 500" draw:points="0,0 300,0 700,300 1800,300 2065,500 4333,500 4600,300 4900,300">
              <text:p/>
            </draw:polyline>
            <draw:polygon draw:style-name="gr27" draw:text-style-name="P11" draw:layer="layout" svg:width="0.599cm" svg:height="0.699cm" draw:transform="rotate (-3.14159265358979) translate (2.82cm 3.8cm)" svg:viewBox="0 0 600 700" draw:points="500,500 600,500 600,700 0,700 0,500 100,500 100,400 0,400 0,0 600,0 600,400 500,400">
              <text:p/>
            </draw:polygon>
            <draw:polyline draw:style-name="gr26" draw:text-style-name="P14" draw:layer="layout" svg:width="3.899cm" svg:height="0.599cm" svg:x="2.5cm" svg:y="3.6cm" svg:viewBox="0 0 3900 600" draw:points="0,0 500,0 1300,600 3900,600">
              <text:p/>
            </draw:polyline>
            <draw:polygon draw:style-name="gr27" draw:text-style-name="P11" draw:layer="layout" svg:width="0.599cm" svg:height="0.699cm" draw:transform="rotate (-3.14159265358979) translate (4.4cm 4cm)" svg:viewBox="0 0 600 700" draw:points="500,500 600,500 600,700 0,700 0,500 100,500 100,400 0,400 0,0 600,0 600,400 500,400">
              <text:p/>
            </draw:polygon>
            <draw:polyline draw:style-name="gr26" draw:text-style-name="P14" draw:layer="layout" svg:width="2.499cm" svg:height="0.299cm" svg:x="4cm" svg:y="3.7cm" svg:viewBox="0 0 2500 300" draw:points="0,0 500,0 900,300 2500,300">
              <text:p/>
            </draw:polyline>
            <draw:polygon draw:style-name="gr27" draw:text-style-name="P11" draw:layer="layout" svg:width="0.599cm" svg:height="0.699cm" draw:transform="rotate (-3.14159265358979) translate (5.6cm 4.3cm)" svg:viewBox="0 0 600 700" draw:points="500,500 600,500 600,700 0,700 0,500 100,500 100,400 0,400 0,0 600,0 600,400 500,400">
              <text:p/>
            </draw:polygon>
            <draw:polyline draw:style-name="gr28" draw:text-style-name="P6" draw:layer="layout" svg:width="5.099cm" svg:height="0.883cm" svg:x="1.2cm" svg:y="3.5cm" svg:viewBox="0 0 5100 884" draw:points="0,0 285,0 1019,550 1800,550 2246,884 5100,884">
              <text:p/>
            </draw:polyline>
            <draw:polyline draw:style-name="gr28" draw:text-style-name="P6" draw:layer="layout" svg:width="2.619cm" svg:height="0.799cm" svg:x="1cm" svg:y="4.1cm" svg:viewBox="0 0 2620 800" draw:points="0,0 952,0 1219,200 1822,200 2620,800">
              <text:p/>
            </draw:polyline>
            <draw:polygon draw:style-name="gr27"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0" draw:text-style-name="P16"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3.777cm" svg:y="2.569cm">
                <draw:text-box>
                  <text:p><text:span text:style-name="T4">1.8 M1</text:span></text:p>
                </draw:text-box>
              </draw:frame>
            </draw:g>
          </draw:g>
        </draw:g>
        <draw:g>
          <draw:g>
            <draw:polygon draw:style-name="gr27" draw:text-style-name="P11" draw:layer="layout" svg:width="0.499cm" svg:height="0.699cm" draw:transform="rotate (-3.14159265358979) translate (6.4cm 8cm)" svg:viewBox="0 0 500 700" draw:points="400,500 500,500 500,700 0,700 0,0 500,0 500,400 400,400">
              <text:p/>
            </draw:polygon>
            <draw:polyline draw:style-name="gr26" draw:text-style-name="P14" draw:layer="layout" svg:width="4.899cm" svg:height="0.499cm" svg:x="1.2cm" svg:y="7.1cm" svg:viewBox="0 0 4900 500" draw:points="0,0 300,0 700,300 1800,300 2065,500 4333,500 4600,300 4900,300">
              <text:p/>
            </draw:polyline>
            <draw:polygon draw:style-name="gr27" draw:text-style-name="P11" draw:layer="layout" svg:width="0.599cm" svg:height="0.699cm" draw:transform="rotate (-3.14159265358979) translate (2.82cm 8cm)" svg:viewBox="0 0 600 700" draw:points="500,500 600,500 600,700 0,700 0,500 100,500 100,400 0,400 0,0 600,0 600,400 500,400">
              <text:p/>
            </draw:polygon>
            <draw:polyline draw:style-name="gr26" draw:text-style-name="P14" draw:layer="layout" svg:width="3.899cm" svg:height="0.599cm" svg:x="2.5cm" svg:y="7.8cm" svg:viewBox="0 0 3900 600" draw:points="0,0 500,0 1300,600 3900,600">
              <text:p/>
            </draw:polyline>
            <draw:polygon draw:style-name="gr27" draw:text-style-name="P11" draw:layer="layout" svg:width="0.599cm" svg:height="0.699cm" draw:transform="rotate (-3.14159265358979) translate (4.4cm 8.2cm)" svg:viewBox="0 0 600 700" draw:points="500,500 600,500 600,700 0,700 0,500 100,500 100,400 0,400 0,0 600,0 600,400 500,400">
              <text:p/>
            </draw:polygon>
            <draw:polyline draw:style-name="gr26" draw:text-style-name="P14" draw:layer="layout" svg:width="2.499cm" svg:height="0.299cm" svg:x="4cm" svg:y="7.9cm" svg:viewBox="0 0 2500 300" draw:points="0,0 500,0 900,300 2500,300">
              <text:p/>
            </draw:polyline>
            <draw:polygon draw:style-name="gr27" draw:text-style-name="P11" draw:layer="layout" svg:width="0.599cm" svg:height="0.699cm" draw:transform="rotate (-3.14159265358979) translate (5.6cm 8.5cm)" svg:viewBox="0 0 600 700" draw:points="500,500 600,500 600,700 0,700 0,500 100,500 100,400 0,400 0,0 600,0 600,400 500,400">
              <text:p/>
            </draw:polygon>
            <draw:polyline draw:style-name="gr28" draw:text-style-name="P6" draw:layer="layout" svg:width="5.099cm" svg:height="0.883cm" svg:x="1.2cm" svg:y="7.7cm" svg:viewBox="0 0 5100 884" draw:points="0,0 285,0 1019,550 1800,550 2246,884 5100,884">
              <text:p/>
            </draw:polyline>
            <draw:polyline draw:style-name="gr28" draw:text-style-name="P6" draw:layer="layout" svg:width="2.619cm" svg:height="0.799cm" svg:x="1cm" svg:y="8.3cm" svg:viewBox="0 0 2620 800" draw:points="0,0 952,0 1219,200 1822,200 2620,800">
              <text:p/>
            </draw:polyline>
            <draw:polygon draw:style-name="gr27"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0" draw:text-style-name="P16"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3.777cm" svg:y="6.769cm">
                <draw:text-box>
                  <text:p><text:span text:style-name="T4">1.8 RC1</text:span></text:p>
                </draw:text-box>
              </draw:frame>
            </draw:g>
          </draw:g>
        </draw:g>
        <draw:g>
          <draw:g>
            <draw:polygon draw:style-name="gr27" draw:text-style-name="P11" draw:layer="layout" svg:width="0.499cm" svg:height="0.699cm" draw:transform="rotate (-3.14159265358979) translate (12.5cm 8cm)" svg:viewBox="0 0 500 700" draw:points="400,500 500,500 500,700 0,700 0,0 500,0 500,400 400,400">
              <text:p/>
            </draw:polygon>
            <draw:polyline draw:style-name="gr26" draw:text-style-name="P14" draw:layer="layout" svg:width="4.899cm" svg:height="0.499cm" svg:x="7.3cm" svg:y="7.1cm" svg:viewBox="0 0 4900 500" draw:points="0,0 300,0 700,300 1800,300 2065,500 4333,500 4600,300 4900,300">
              <text:p/>
            </draw:polyline>
            <draw:polygon draw:style-name="gr27" draw:text-style-name="P11" draw:layer="layout" svg:width="0.599cm" svg:height="0.699cm" draw:transform="rotate (-3.14159265358979) translate (8.92cm 8cm)" svg:viewBox="0 0 600 700" draw:points="500,500 600,500 600,700 0,700 0,500 100,500 100,400 0,400 0,0 600,0 600,400 500,400">
              <text:p/>
            </draw:polygon>
            <draw:polyline draw:style-name="gr26" draw:text-style-name="P14" draw:layer="layout" svg:width="3.899cm" svg:height="0.599cm" svg:x="8.6cm" svg:y="7.8cm" svg:viewBox="0 0 3900 600" draw:points="0,0 500,0 1300,600 3900,600">
              <text:p/>
            </draw:polyline>
            <draw:polygon draw:style-name="gr27" draw:text-style-name="P11" draw:layer="layout" svg:width="0.599cm" svg:height="0.699cm" draw:transform="rotate (-3.14159265358979) translate (10.5cm 8.2cm)" svg:viewBox="0 0 600 700" draw:points="500,500 600,500 600,700 0,700 0,500 100,500 100,400 0,400 0,0 600,0 600,400 500,400">
              <text:p/>
            </draw:polygon>
            <draw:polyline draw:style-name="gr26" draw:text-style-name="P14" draw:layer="layout" svg:width="2.499cm" svg:height="0.299cm" svg:x="10.1cm" svg:y="7.9cm" svg:viewBox="0 0 2500 300" draw:points="0,0 500,0 900,300 2500,300">
              <text:p/>
            </draw:polyline>
            <draw:polygon draw:style-name="gr27" draw:text-style-name="P11" draw:layer="layout" svg:width="0.599cm" svg:height="0.699cm" draw:transform="rotate (-3.14159265358979) translate (11.7cm 8.5cm)" svg:viewBox="0 0 600 700" draw:points="500,500 600,500 600,700 0,700 0,500 100,500 100,400 0,400 0,0 600,0 600,400 500,400">
              <text:p/>
            </draw:polygon>
            <draw:polyline draw:style-name="gr28" draw:text-style-name="P6" draw:layer="layout" svg:width="5.099cm" svg:height="0.883cm" svg:x="7.3cm" svg:y="7.7cm" svg:viewBox="0 0 5100 884" draw:points="0,0 285,0 1019,550 1800,550 2246,884 5100,884">
              <text:p/>
            </draw:polyline>
            <draw:polyline draw:style-name="gr28" draw:text-style-name="P6" draw:layer="layout" svg:width="2.619cm" svg:height="0.799cm" svg:x="7.1cm" svg:y="8.3cm" svg:viewBox="0 0 2620 800" draw:points="0,0 952,0 1219,200 1822,200 2620,800">
              <text:p/>
            </draw:polyline>
            <draw:polygon draw:style-name="gr27"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0" draw:text-style-name="P16"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9.877cm" svg:y="6.769cm">
                <draw:text-box>
                  <text:p><text:span text:style-name="T4">1.8 RC2</text:span></text:p>
                </draw:text-box>
              </draw:frame>
            </draw:g>
          </draw:g>
        </draw:g>
        <draw:g>
          <draw:g>
            <draw:polygon draw:style-name="gr27" draw:text-style-name="P11" draw:layer="layout" svg:width="0.499cm" svg:height="0.699cm" draw:transform="rotate (-3.14159265358979) translate (18.7cm 8.103cm)" svg:viewBox="0 0 500 700" draw:points="400,500 500,500 500,700 0,700 0,0 500,0 500,400 400,400">
              <text:p/>
            </draw:polygon>
            <draw:polyline draw:style-name="gr26" draw:text-style-name="P14" draw:layer="layout" svg:width="4.899cm" svg:height="0.499cm" svg:x="13.5cm" svg:y="7.203cm" svg:viewBox="0 0 4900 500" draw:points="0,0 300,0 700,300 1800,300 2065,500 4333,500 4600,300 4900,300">
              <text:p/>
            </draw:polyline>
            <draw:polygon draw:style-name="gr27"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6" draw:text-style-name="P14" draw:layer="layout" svg:width="3.899cm" svg:height="0.599cm" svg:x="14.8cm" svg:y="7.903cm" svg:viewBox="0 0 3900 600" draw:points="0,0 500,0 1300,600 3900,600">
              <text:p/>
            </draw:polyline>
            <draw:polygon draw:style-name="gr27" draw:text-style-name="P11" draw:layer="layout" svg:width="0.599cm" svg:height="0.699cm" draw:transform="rotate (-3.14159265358979) translate (16.7cm 8.303cm)" svg:viewBox="0 0 600 700" draw:points="500,500 600,500 600,700 0,700 0,500 100,500 100,400 0,400 0,0 600,0 600,400 500,400">
              <text:p/>
            </draw:polygon>
            <draw:polyline draw:style-name="gr26" draw:text-style-name="P14" draw:layer="layout" svg:width="2.499cm" svg:height="0.299cm" svg:x="16.3cm" svg:y="8.003cm" svg:viewBox="0 0 2500 300" draw:points="0,0 500,0 900,300 2500,300">
              <text:p/>
            </draw:polyline>
            <draw:polygon draw:style-name="gr27" draw:text-style-name="P11" draw:layer="layout" svg:width="0.599cm" svg:height="0.699cm" draw:transform="rotate (-3.14159265358979) translate (17.9cm 8.603cm)" svg:viewBox="0 0 600 700" draw:points="500,500 600,500 600,700 0,700 0,500 100,500 100,400 0,400 0,0 600,0 600,400 500,400">
              <text:p/>
            </draw:polygon>
            <draw:polyline draw:style-name="gr28" draw:text-style-name="P6" draw:layer="layout" svg:width="5.099cm" svg:height="0.883cm" svg:x="13.5cm" svg:y="7.803cm" svg:viewBox="0 0 5100 884" draw:points="0,0 285,0 1019,550 1800,550 2246,884 5100,884">
              <text:p/>
            </draw:polyline>
            <draw:polyline draw:style-name="gr28" draw:text-style-name="P6" draw:layer="layout" svg:width="2.619cm" svg:height="0.799cm" svg:x="13.3cm" svg:y="8.403cm" svg:viewBox="0 0 2620 800" draw:points="0,0 952,0 1219,200 1822,200 2620,800">
              <text:p/>
            </draw:polyline>
            <draw:polygon draw:style-name="gr27"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0" draw:text-style-name="P16"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16.077cm" svg:y="6.872cm">
                <draw:text-box>
                  <text:p><text:span text:style-name="T4">1.8 RC3</text:span></text:p>
                </draw:text-box>
              </draw:frame>
            </draw:g>
          </draw:g>
        </draw:g>
        <draw:g>
          <draw:g>
            <draw:polygon draw:style-name="gr27" draw:text-style-name="P11" draw:layer="layout" svg:width="0.499cm" svg:height="0.699cm" draw:transform="rotate (-3.14159265358979) translate (6.4cm 12.109cm)" svg:viewBox="0 0 500 700" draw:points="400,500 500,500 500,700 0,700 0,0 500,0 500,400 400,400">
              <text:p/>
            </draw:polygon>
            <draw:polyline draw:style-name="gr26" draw:text-style-name="P14" draw:layer="layout" svg:width="4.899cm" svg:height="0.499cm" svg:x="1.2cm" svg:y="11.209cm" svg:viewBox="0 0 4900 500" draw:points="0,0 300,0 700,300 1800,300 2065,500 4333,500 4600,300 4900,300">
              <text:p/>
            </draw:polyline>
            <draw:polygon draw:style-name="gr27"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6" draw:text-style-name="P14" draw:layer="layout" svg:width="3.899cm" svg:height="0.599cm" svg:x="2.5cm" svg:y="11.909cm" svg:viewBox="0 0 3900 600" draw:points="0,0 500,0 1300,600 3900,600">
              <text:p/>
            </draw:polyline>
            <draw:polygon draw:style-name="gr27" draw:text-style-name="P11" draw:layer="layout" svg:width="0.599cm" svg:height="0.699cm" draw:transform="rotate (-3.14159265358979) translate (4.4cm 12.309cm)" svg:viewBox="0 0 600 700" draw:points="500,500 600,500 600,700 0,700 0,500 100,500 100,400 0,400 0,0 600,0 600,400 500,400">
              <text:p/>
            </draw:polygon>
            <draw:polyline draw:style-name="gr26" draw:text-style-name="P14" draw:layer="layout" svg:width="2.499cm" svg:height="0.299cm" svg:x="4cm" svg:y="12.009cm" svg:viewBox="0 0 2500 300" draw:points="0,0 500,0 900,300 2500,300">
              <text:p/>
            </draw:polyline>
            <draw:polygon draw:style-name="gr27" draw:text-style-name="P11" draw:layer="layout" svg:width="0.599cm" svg:height="0.699cm" draw:transform="rotate (-3.14159265358979) translate (5.6cm 12.609cm)" svg:viewBox="0 0 600 700" draw:points="500,500 600,500 600,700 0,700 0,500 100,500 100,400 0,400 0,0 600,0 600,400 500,400">
              <text:p/>
            </draw:polygon>
            <draw:polyline draw:style-name="gr28" draw:text-style-name="P6" draw:layer="layout" svg:width="5.099cm" svg:height="0.883cm" svg:x="1.2cm" svg:y="11.809cm" svg:viewBox="0 0 5100 884" draw:points="0,0 285,0 1019,550 1800,550 2246,884 5100,884">
              <text:p/>
            </draw:polyline>
            <draw:polyline draw:style-name="gr28" draw:text-style-name="P6" draw:layer="layout" svg:width="2.619cm" svg:height="0.799cm" svg:x="1cm" svg:y="12.409cm" svg:viewBox="0 0 2620 800" draw:points="0,0 952,0 1219,200 1822,200 2620,800">
              <text:p/>
            </draw:polyline>
            <draw:polygon draw:style-name="gr27"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0" draw:text-style-name="P16"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3.777cm" svg:y="10.878cm">
                <draw:text-box>
                  <text:p><text:span text:style-name="T4">1.8.1</text:span></text:p>
                </draw:text-box>
              </draw:frame>
            </draw:g>
          </draw:g>
        </draw:g>
        <draw:g>
          <draw:g>
            <draw:polygon draw:style-name="gr27" draw:text-style-name="P11" draw:layer="layout" svg:width="0.499cm" svg:height="0.699cm" draw:transform="rotate (-3.14159265358979) translate (12.5cm 12.1cm)" svg:viewBox="0 0 500 700" draw:points="400,500 500,500 500,700 0,700 0,0 500,0 500,400 400,400">
              <text:p/>
            </draw:polygon>
            <draw:polyline draw:style-name="gr26" draw:text-style-name="P14" draw:layer="layout" svg:width="4.899cm" svg:height="0.499cm" svg:x="7.3cm" svg:y="11.2cm" svg:viewBox="0 0 4900 500" draw:points="0,0 300,0 700,300 1800,300 2065,500 4333,500 4600,300 4900,300">
              <text:p/>
            </draw:polyline>
            <draw:polygon draw:style-name="gr27" draw:text-style-name="P11" draw:layer="layout" svg:width="0.599cm" svg:height="0.699cm" draw:transform="rotate (-3.14159265358979) translate (8.92cm 12.1cm)" svg:viewBox="0 0 600 700" draw:points="500,500 600,500 600,700 0,700 0,500 100,500 100,400 0,400 0,0 600,0 600,400 500,400">
              <text:p/>
            </draw:polygon>
            <draw:polyline draw:style-name="gr26" draw:text-style-name="P14" draw:layer="layout" svg:width="3.899cm" svg:height="0.599cm" svg:x="8.6cm" svg:y="11.9cm" svg:viewBox="0 0 3900 600" draw:points="0,0 500,0 1300,600 3900,600">
              <text:p/>
            </draw:polyline>
            <draw:polygon draw:style-name="gr27" draw:text-style-name="P11" draw:layer="layout" svg:width="0.599cm" svg:height="0.699cm" draw:transform="rotate (-3.14159265358979) translate (10.5cm 12.3cm)" svg:viewBox="0 0 600 700" draw:points="500,500 600,500 600,700 0,700 0,500 100,500 100,400 0,400 0,0 600,0 600,400 500,400">
              <text:p/>
            </draw:polygon>
            <draw:polyline draw:style-name="gr26" draw:text-style-name="P14" draw:layer="layout" svg:width="2.499cm" svg:height="0.299cm" svg:x="10.1cm" svg:y="12cm" svg:viewBox="0 0 2500 300" draw:points="0,0 500,0 900,300 2500,300">
              <text:p/>
            </draw:polyline>
            <draw:polygon draw:style-name="gr27" draw:text-style-name="P11" draw:layer="layout" svg:width="0.599cm" svg:height="0.699cm" draw:transform="rotate (-3.14159265358979) translate (11.7cm 12.6cm)" svg:viewBox="0 0 600 700" draw:points="500,500 600,500 600,700 0,700 0,500 100,500 100,400 0,400 0,0 600,0 600,400 500,400">
              <text:p/>
            </draw:polygon>
            <draw:polyline draw:style-name="gr28" draw:text-style-name="P6" draw:layer="layout" svg:width="5.099cm" svg:height="0.883cm" svg:x="7.3cm" svg:y="11.8cm" svg:viewBox="0 0 5100 884" draw:points="0,0 285,0 1019,550 1800,550 2246,884 5100,884">
              <text:p/>
            </draw:polyline>
            <draw:polyline draw:style-name="gr28" draw:text-style-name="P6" draw:layer="layout" svg:width="2.619cm" svg:height="0.799cm" svg:x="7.1cm" svg:y="12.4cm" svg:viewBox="0 0 2620 800" draw:points="0,0 952,0 1219,200 1822,200 2620,800">
              <text:p/>
            </draw:polyline>
            <draw:polygon draw:style-name="gr27"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0" draw:text-style-name="P16"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9.877cm" svg:y="10.869cm">
                <draw:text-box>
                  <text:p><text:span text:style-name="T4">1.8.2</text:span></text:p>
                </draw:text-box>
              </draw:frame>
            </draw:g>
          </draw:g>
        </draw:g>
        <draw:g>
          <draw:g>
            <draw:polygon draw:style-name="gr27" draw:text-style-name="P11" draw:layer="layout" svg:width="0.499cm" svg:height="0.699cm" draw:transform="rotate (-3.14159265358979) translate (12.5cm 16.5cm)" svg:viewBox="0 0 500 700" draw:points="400,500 500,500 500,700 0,700 0,0 500,0 500,400 400,400">
              <text:p/>
            </draw:polygon>
            <draw:polyline draw:style-name="gr26" draw:text-style-name="P14" draw:layer="layout" svg:width="4.899cm" svg:height="0.499cm" svg:x="7.3cm" svg:y="15.6cm" svg:viewBox="0 0 4900 500" draw:points="0,0 300,0 700,300 1800,300 2065,500 4333,500 4600,300 4900,300">
              <text:p/>
            </draw:polyline>
            <draw:polygon draw:style-name="gr27" draw:text-style-name="P11" draw:layer="layout" svg:width="0.599cm" svg:height="0.699cm" draw:transform="rotate (-3.14159265358979) translate (8.92cm 16.5cm)" svg:viewBox="0 0 600 700" draw:points="500,500 600,500 600,700 0,700 0,500 100,500 100,400 0,400 0,0 600,0 600,400 500,400">
              <text:p/>
            </draw:polygon>
            <draw:polyline draw:style-name="gr26" draw:text-style-name="P14" draw:layer="layout" svg:width="3.899cm" svg:height="0.599cm" svg:x="8.6cm" svg:y="16.3cm" svg:viewBox="0 0 3900 600" draw:points="0,0 500,0 1300,600 3900,600">
              <text:p/>
            </draw:polyline>
            <draw:polygon draw:style-name="gr27" draw:text-style-name="P11" draw:layer="layout" svg:width="0.599cm" svg:height="0.699cm" draw:transform="rotate (-3.14159265358979) translate (10.5cm 16.7cm)" svg:viewBox="0 0 600 700" draw:points="500,500 600,500 600,700 0,700 0,500 100,500 100,400 0,400 0,0 600,0 600,400 500,400">
              <text:p/>
            </draw:polygon>
            <draw:polyline draw:style-name="gr26" draw:text-style-name="P14" draw:layer="layout" svg:width="2.499cm" svg:height="0.299cm" svg:x="10.1cm" svg:y="16.4cm" svg:viewBox="0 0 2500 300" draw:points="0,0 500,0 900,300 2500,300">
              <text:p/>
            </draw:polyline>
            <draw:polygon draw:style-name="gr27" draw:text-style-name="P11" draw:layer="layout" svg:width="0.599cm" svg:height="0.699cm" draw:transform="rotate (-3.14159265358979) translate (11.7cm 17cm)" svg:viewBox="0 0 600 700" draw:points="500,500 600,500 600,700 0,700 0,500 100,500 100,400 0,400 0,0 600,0 600,400 500,400">
              <text:p/>
            </draw:polygon>
            <draw:polyline draw:style-name="gr28" draw:text-style-name="P6" draw:layer="layout" svg:width="5.099cm" svg:height="0.883cm" svg:x="7.3cm" svg:y="16.2cm" svg:viewBox="0 0 5100 884" draw:points="0,0 285,0 1019,550 1800,550 2246,884 5100,884">
              <text:p/>
            </draw:polyline>
            <draw:polyline draw:style-name="gr28" draw:text-style-name="P6" draw:layer="layout" svg:width="2.619cm" svg:height="0.799cm" svg:x="7.1cm" svg:y="16.8cm" svg:viewBox="0 0 2620 800" draw:points="0,0 952,0 1219,200 1822,200 2620,800">
              <text:p/>
            </draw:polyline>
            <draw:polygon draw:style-name="gr27"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0" draw:text-style-name="P16"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7" draw:text-style-name="P11" draw:layer="layout" svg:width="0.499cm" svg:height="0.699cm" draw:transform="rotate (-3.14159265358979) translate (12.5cm 20.5cm)" svg:viewBox="0 0 500 700" draw:points="400,500 500,500 500,700 0,700 0,0 500,0 500,400 400,400">
              <text:p/>
            </draw:polygon>
            <draw:polyline draw:style-name="gr26" draw:text-style-name="P14" draw:layer="layout" svg:width="4.899cm" svg:height="0.499cm" svg:x="7.3cm" svg:y="19.6cm" svg:viewBox="0 0 4900 500" draw:points="0,0 300,0 700,300 1800,300 2065,500 4333,500 4600,300 4900,300">
              <text:p/>
            </draw:polyline>
            <draw:polygon draw:style-name="gr27" draw:text-style-name="P11" draw:layer="layout" svg:width="0.599cm" svg:height="0.699cm" draw:transform="rotate (-3.14159265358979) translate (8.92cm 20.5cm)" svg:viewBox="0 0 600 700" draw:points="500,500 600,500 600,700 0,700 0,500 100,500 100,400 0,400 0,0 600,0 600,400 500,400">
              <text:p/>
            </draw:polygon>
            <draw:polyline draw:style-name="gr26" draw:text-style-name="P14" draw:layer="layout" svg:width="3.899cm" svg:height="0.599cm" svg:x="8.6cm" svg:y="20.3cm" svg:viewBox="0 0 3900 600" draw:points="0,0 500,0 1300,600 3900,600">
              <text:p/>
            </draw:polyline>
            <draw:polygon draw:style-name="gr27" draw:text-style-name="P11" draw:layer="layout" svg:width="0.599cm" svg:height="0.699cm" draw:transform="rotate (-3.14159265358979) translate (10.5cm 20.7cm)" svg:viewBox="0 0 600 700" draw:points="500,500 600,500 600,700 0,700 0,500 100,500 100,400 0,400 0,0 600,0 600,400 500,400">
              <text:p/>
            </draw:polygon>
            <draw:polyline draw:style-name="gr26" draw:text-style-name="P14" draw:layer="layout" svg:width="2.499cm" svg:height="0.299cm" svg:x="10.1cm" svg:y="20.4cm" svg:viewBox="0 0 2500 300" draw:points="0,0 500,0 900,300 2500,300">
              <text:p/>
            </draw:polyline>
            <draw:polygon draw:style-name="gr27" draw:text-style-name="P11" draw:layer="layout" svg:width="0.599cm" svg:height="0.699cm" draw:transform="rotate (-3.14159265358979) translate (11.7cm 21cm)" svg:viewBox="0 0 600 700" draw:points="500,500 600,500 600,700 0,700 0,500 100,500 100,400 0,400 0,0 600,0 600,400 500,400">
              <text:p/>
            </draw:polygon>
            <draw:polyline draw:style-name="gr28" draw:text-style-name="P6" draw:layer="layout" svg:width="5.099cm" svg:height="0.883cm" svg:x="7.3cm" svg:y="20.2cm" svg:viewBox="0 0 5100 884" draw:points="0,0 285,0 1019,550 1800,550 2246,884 5100,884">
              <text:p/>
            </draw:polyline>
            <draw:polyline draw:style-name="gr28" draw:text-style-name="P6" draw:layer="layout" svg:width="2.619cm" svg:height="0.799cm" svg:x="7.1cm" svg:y="20.8cm" svg:viewBox="0 0 2620 800" draw:points="0,0 952,0 1219,200 1822,200 2620,800">
              <text:p/>
            </draw:polyline>
            <draw:polygon draw:style-name="gr27"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0" draw:text-style-name="P16"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draw:page>
      <draw:page draw:name="page4" draw:style-name="dp1" draw:master-page-name="Default">
        <draw:g>
          <draw:g>
            <draw:polygon draw:style-name="gr27" draw:text-style-name="P11" draw:layer="layout" svg:width="0.499cm" svg:height="0.699cm" draw:transform="rotate (-3.14159265358979) translate (6.7cm 4.1cm)" svg:viewBox="0 0 500 700" draw:points="400,500 500,500 500,700 0,700 0,0 500,0 500,400 400,400">
              <text:p/>
            </draw:polygon>
            <draw:polyline draw:style-name="gr26" draw:text-style-name="P14" draw:layer="layout" svg:width="4.899cm" svg:height="0.499cm" svg:x="1.5cm" svg:y="3.2cm" svg:viewBox="0 0 4900 500" draw:points="0,0 300,0 700,300 1800,300 2065,500 4333,500 4600,300 4900,300">
              <text:p/>
            </draw:polyline>
            <draw:polygon draw:style-name="gr27" draw:text-style-name="P11" draw:layer="layout" svg:width="0.599cm" svg:height="0.699cm" draw:transform="rotate (-3.14159265358979) translate (3.12cm 4.1cm)" svg:viewBox="0 0 600 700" draw:points="500,500 600,500 600,700 0,700 0,500 100,500 100,400 0,400 0,0 600,0 600,400 500,400">
              <text:p/>
            </draw:polygon>
            <draw:polyline draw:style-name="gr26" draw:text-style-name="P14" draw:layer="layout" svg:width="3.899cm" svg:height="0.599cm" svg:x="2.8cm" svg:y="3.9cm" svg:viewBox="0 0 3900 600" draw:points="0,0 500,0 1300,600 3900,600">
              <text:p/>
            </draw:polyline>
            <draw:polygon draw:style-name="gr27" draw:text-style-name="P11" draw:layer="layout" svg:width="0.599cm" svg:height="0.699cm" draw:transform="rotate (-3.14159265358979) translate (4.7cm 4.3cm)" svg:viewBox="0 0 600 700" draw:points="500,500 600,500 600,700 0,700 0,500 100,500 100,400 0,400 0,0 600,0 600,400 500,400">
              <text:p/>
            </draw:polygon>
            <draw:polyline draw:style-name="gr26" draw:text-style-name="P14" draw:layer="layout" svg:width="2.499cm" svg:height="0.299cm" svg:x="4.3cm" svg:y="4cm" svg:viewBox="0 0 2500 300" draw:points="0,0 500,0 900,300 2500,300">
              <text:p/>
            </draw:polyline>
            <draw:polygon draw:style-name="gr27" draw:text-style-name="P11" draw:layer="layout" svg:width="0.599cm" svg:height="0.699cm" draw:transform="rotate (-3.14159265358979) translate (5.9cm 4.6cm)" svg:viewBox="0 0 600 700" draw:points="500,500 600,500 600,700 0,700 0,500 100,500 100,400 0,400 0,0 600,0 600,400 500,400">
              <text:p/>
            </draw:polygon>
            <draw:polyline draw:style-name="gr28" draw:text-style-name="P6" draw:layer="layout" svg:width="5.099cm" svg:height="0.883cm" svg:x="1.5cm" svg:y="3.8cm" svg:viewBox="0 0 5100 884" draw:points="0,0 285,0 1019,550 1800,550 2246,884 5100,884">
              <text:p/>
            </draw:polyline>
            <draw:polyline draw:style-name="gr28" draw:text-style-name="P6" draw:layer="layout" svg:width="2.619cm" svg:height="0.799cm" svg:x="1.3cm" svg:y="4.4cm" svg:viewBox="0 0 2620 800" draw:points="0,0 952,0 1219,200 1822,200 2620,800">
              <text:p/>
            </draw:polyline>
            <draw:polygon draw:style-name="gr27"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0" draw:text-style-name="P16"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4.077cm" svg:y="2.869cm">
                <draw:text-box>
                  <text:p><text:span text:style-name="T4">next</text:span></text:p>
                </draw:text-box>
              </draw:frame>
            </draw:g>
          </draw:g>
        </draw:g>
        <draw:g>
          <draw:custom-shape draw:style-name="gr30" draw:text-style-name="P16"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text:p/>
                </draw:image>
                <draw:image xlink:href="Pictures/100002010000016900000065A73A2C38DE206C5E.png" xlink:type="simple" xlink:show="embed" xlink:actuate="onLoad"/>
              </draw:frame>
              <draw:frame draw:style-name="gr33" draw:text-style-name="P19" draw:layer="layout" svg:width="2cm" svg:height="0.874cm" svg:x="4.077cm" svg:y="6.869cm">
                <draw:text-box>
                  <text:p><text:span text:style-name="T4">1.9.0.M1</text:span></text:p>
                </draw:text-box>
              </draw:frame>
              <draw:frame draw:style-name="gr34" draw:text-style-name="P21" draw:layer="layout" svg:width="4cm" svg:height="1.3cm" svg:x="2.1cm" svg:y="7.4cm">
                <draw:text-box>
                  <text:p text:style-name="P20"><text:span text:style-name="T5">unstable</text:span></text:p>
                </draw:text-box>
              </draw:frame>
            </draw:g>
          </draw:g>
        </draw:g>
        <draw:line draw:style-name="gr20" draw:text-style-name="P6" draw:layer="layout" svg:x1="6.1cm" svg:y1="5.1cm" svg:x2="6.1cm" svg:y2="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7-02-07T09:28:55.746460869</dc:date>
    <meta:editing-duration>PT3H16M24S</meta:editing-duration>
    <meta:editing-cycles>35</meta:editing-cycles>
    <meta:generator>LibreOffice/5.2.5.1$Linux_X86_64 LibreOffice_project/20m0$Build-1</meta:generator>
    <dc:creator>Alois Zoitl</dc:creator>
    <meta:document-statistic meta:object-count="503"/>
  </office:meta>
</office:document-meta>
</file>